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1536" calcext:value-type="float">
            <text:p>51.1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202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4208" calcext:value-type="float">
            <text:p>51.1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202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3936" calcext:value-type="float">
            <text:p>51.3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6816" calcext:value-type="float">
            <text:p>51.4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201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172" calcext:value-type="float">
            <text:p>51.8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201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0824" calcext:value-type="float">
            <text:p>51.5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201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3224" calcext:value-type="float">
            <text:p>51.7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201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8192" calcext:value-type="float">
            <text:p>51.8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201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8608" calcext:value-type="float">
            <text:p>52.1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201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0176" calcext:value-type="float">
            <text:p>51.7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201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5064" calcext:value-type="float">
            <text:p>51.1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200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200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1704" calcext:value-type="float">
            <text:p>50.9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200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252" calcext:value-type="float">
            <text:p>50.6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200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200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200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200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6904" calcext:value-type="float">
            <text:p>50.6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200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200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0704" calcext:value-type="float">
            <text:p>50.5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200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8992" calcext:value-type="float">
            <text:p>50.6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9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9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9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9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0104" calcext:value-type="float">
            <text:p>49.6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9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9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7056" calcext:value-type="float">
            <text:p>49.5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9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092" calcext:value-type="float">
            <text:p>49.2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9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9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4552" calcext:value-type="float">
            <text:p>49.3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89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1504" calcext:value-type="float">
            <text:p>49.3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88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1048" calcext:value-type="float">
            <text:p>48.7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87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8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8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2656" calcext:value-type="float">
            <text:p>48.6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8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5496" calcext:value-type="float">
            <text:p>48.5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8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364" calcext:value-type="float">
            <text:p>48.1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8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6544" calcext:value-type="float">
            <text:p>47.7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8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5376" calcext:value-type="float">
            <text:p>47.5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7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7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7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7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7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7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7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992" calcext:value-type="float">
            <text:p>44.51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7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7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7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7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6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6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6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6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6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6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6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6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60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5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5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5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5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5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195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81" meta:object-count="0"/>
    <meta:user-defined meta:name="AppVersion">3.0</meta:user-defined>
  </office:meta>
</office:document-meta>
</file>